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/>
      <text:p text:style-name="P2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  <text:p text:style-name="P2">CREATE OR REPLACE FUNCTION login(in_email varchar, in_password varchar)</text:p>
      <text:p text:style-name="Standard">RETURNS integer AS</text:p>
      <text:p text:style-name="Standard">$$</text:p>
      <text:p text:style-name="Standard">DECLARE</text:p>
      <text:p text:style-name="Standard">login integer;</text:p>
      <text:p text:style-name="Standard">BEGIN</text:p>
      <text:p text:style-name="Standard">IF EXISTS (SELECT * FROM users WHERE (email LIKE in_email) AND (password LIKE in_password)AND(rank = 0))THEN</text:p>
      <text:p text:style-name="Standard">login := 0;</text:p>
      <text:p text:style-name="Standard">ELSE</text:p>
      <text:p text:style-name="Standard">IF EXISTS(SELECT * FROM users WHERE (email = in_email) AND (password = in_password) AND(rank = 1)) THEN</text:p>
      <text:p text:style-name="Standard">login := 1;</text:p>
      <text:p text:style-name="Standard">ELSE</text:p>
      <text:p text:style-name="Standard">login := 2;</text:p>
      <text:p text:style-name="Standard">END IF;</text:p>
      <text:p text:style-name="Standard">END IF;</text:p>
      <text:p text:style-name="Standard">RETURN login;</text:p>
      <text:p text:style-name="Standard">END</text:p>
      <text:p text:style-name="Standard">$$</text:p>
      <text:p text:style-name="Standard">LANGUAGE'plpgsql';</text:p>
      <text:p text:style-name="Standard"/>
      <text:p text:style-name="Standard">0 - User</text:p>
      <text:p text:style-name="Standard">1 - Admin</text:p>
      <text:p text:style-name="Standard">2 – ne obstaja</text:p>
      <text:p text:style-name="Standard"/>
      <text:p text:style-name="Standard"/>
      <text:p text:style-name="Standard"/>
      <text:p text:style-name="P2">CREATE OR REPLACE FUNCTION addcategory(in_name varcha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categories (name, description)</text:p>
      <text:p text:style-name="Standard">VALUES ('in_name', in_category_id, 'in_description'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category(in_nam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categories</text:p>
      <text:p text:style-name="Standard">WHERE name LIKE 'in_name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category(in_name varcha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categories <text:s/>SET name = 'in_name', description = 'in_description'</text:p>
      <text:p text:style-name="Standard">WHERE name LIKE 'in_name';</text:p>
      <text:p text:style-name="Standard">END</text:p>
      <text:p text:style-name="Standard">$$</text:p>
      <text:p text:style-name="Standard">LANGUAGE'plpgsql';</text:p>
      <text:p text:style-name="P2">CREATE OR REPLACE FUNCTION add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 (name, category_id, cost)</text:p>
      <text:p text:style-name="Standard">VALUES ('in_name', in_category_id, in_cost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(in_titl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</text:p>
      <text:p text:style-name="Standard">WHERE title LIKE 'in_title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 <text:s/>SET title = 'in_title', category_id = in_category_id, cost = in_cost</text:p>
      <text:p text:style-name="Standard">WHERE title LIKE 'in_title';</text:p>
      <text:p text:style-name="Standard">END</text:p>
      <text:p text:style-name="Standard">$$</text:p>
      <text:p text:style-name="Standard">LANGUAGE'plpgsql';</text:p>
      <text:p text:style-name="P2">CREATE OR REPLACE FUNCTION addorders(in_date date, in_user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orders (date, user_id)</text:p>
      <text:p text:style-name="Standard">VALUES ('in_date', in_user_id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P2">CREATE OR REPLACE FUNCTION addadorders(in_ad_id integer, in_order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_orders (ad_id, order_id, quantity)</text:p>
      <text:p text:style-name="Standard">VALUES (in_ad_id, in_order_id, in_quantity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s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_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sordrs(in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_orders SET quantity = in_quantity</text:p>
      <text:p text:style-name="Standard">WHERE id LIKE 'in_id';</text:p>
      <text:p text:style-name="Standard">END</text:p>
      <text:p text:style-name="Standard">$$</text:p>
      <text:p text:style-name="Standard">LANGUAGE'plpgsql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14T23:37:47.33</dc:date>
    <dc:creator>David Jan</dc:creator>
    <meta:editing-duration>PT4H52M47S</meta:editing-duration>
    <meta:editing-cycles>21</meta:editing-cycles>
    <meta:generator>OpenOffice/4.1.5$Win32 OpenOffice.org_project/415m1$Build-9789</meta:generator>
    <meta:document-statistic meta:table-count="0" meta:image-count="0" meta:object-count="0" meta:page-count="7" meta:paragraph-count="192" meta:word-count="575" meta:character-count="3969"/>
  </office:meta>
</office:document-meta>
</file>